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textarea-horizontal-align="justify" draw:textarea-vertical-align="middle" draw:auto-grow-height="false" fo:min-height="1.02cm" fo:min-width="5.318cm"/>
    </style:style>
    <style:style style:name="gr2" style:family="graphic" style:parent-style-name="standard">
      <style:graphic-properties svg:stroke-color="#000000" draw:fill-color="#eeeeee" draw:textarea-horizontal-align="justify" draw:textarea-vertical-align="middle" draw:auto-grow-height="false" fo:min-height="1.057cm" fo:min-width="5.318cm"/>
    </style:style>
    <style:style style:name="gr3" style:family="graphic" style:parent-style-name="standard">
      <style:graphic-properties svg:stroke-color="#000000" draw:fill-color="#eeeeee" draw:textarea-horizontal-align="justify" draw:textarea-vertical-align="middle" draw:auto-grow-height="false" fo:min-height="1.086cm" fo:min-width="7.211cm"/>
    </style:style>
    <style:style style:name="gr4" style:family="graphic" style:parent-style-name="standard">
      <style:graphic-properties svg:stroke-color="#000000" draw:marker-end="Arrow" draw:textarea-vertical-align="middle"/>
    </style:style>
    <style:style style:name="gr5" style:family="graphic" style:parent-style-name="standard">
      <style:graphic-properties svg:stroke-color="#000000" draw:fill-color="#eeeeee" draw:textarea-horizontal-align="justify" draw:textarea-vertical-align="middle" draw:auto-grow-height="false" fo:min-height="1.086cm" fo:min-width="10.005cm"/>
    </style:style>
    <style:style style:name="gr6" style:family="graphic" style:parent-style-name="standard">
      <style:graphic-properties svg:stroke-color="#000000" draw:fill-color="#eeeeee" draw:textarea-horizontal-align="justify" draw:textarea-vertical-align="middle" draw:auto-grow-height="false" fo:min-height="1.057cm" fo:min-width="7.015cm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-color="#eeeee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5.818cm" svg:height="1.27cm" svg:x="1.278cm" svg:y="1.329cm">
          <text:p text:style-name="P1"><text:span text:style-name="T1">L</text:span><text:span text:style-name="T1">L</text:span><text:span text:style-name="T1">H</text:span><text:span text:style-name="T1">R</text:span><text:span text:style-name="T1">at</text:span><text:span text:style-name="T1">io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5.818cm" svg:height="1.307cm" svg:x="1.278cm" svg:y="5.789cm">
          <text:p text:style-name="P1"><text:span text:style-name="T1">SingleDatasetTCLLHRati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7.711cm" svg:height="1.336cm" svg:x="1.29cm" svg:y="8.089cm">
          <text:p text:style-name="P1"><text:span text:style-name="T1">ZeroSigH0SingleDatasetTCLLHRatio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4.187cm" svg:y1="4.596cm" svg:x2="4.187cm" svg:y2="5.789cm" draw:start-shape="id1" draw:start-glue-point="2" draw:end-shape="id2" draw:end-glue-point="0" svg:d="M4187 4596v1193" svg:viewBox="0 0 1 1194">
          <text:p/>
        </draw:connector>
        <draw:connector draw:style-name="gr4" draw:text-style-name="P1" draw:layer="layout" draw:line-skew="-0.115cm" svg:x1="4.187cm" svg:y1="7.096cm" svg:x2="5.145cm" svg:y2="8.089cm" draw:start-shape="id2" draw:start-glue-point="2" draw:end-shape="id3" draw:end-glue-point="0" svg:d="M4187 7096v381h958v612" svg:viewBox="0 0 959 994">
          <text:p/>
        </draw:connector>
        <draw:custom-shape draw:style-name="gr2" draw:text-style-name="P3" xml:id="id1" draw:id="id1" draw:layer="layout" svg:width="5.818cm" svg:height="1.307cm" svg:x="1.278cm" svg:y="3.289cm">
          <text:p text:style-name="P1"><text:span text:style-name="T1">TCLLHRatio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4.187cm" svg:y1="2.599cm" svg:x2="4.187cm" svg:y2="3.289cm" draw:start-shape="id4" draw:start-glue-point="2" draw:end-shape="id1" draw:end-glue-point="0" svg:d="M4187 2599v690" svg:viewBox="0 0 1 691">
          <text:p/>
        </draw:connector>
        <draw:custom-shape draw:style-name="gr5" draw:text-style-name="P3" xml:id="id5" draw:id="id5" draw:layer="layout" svg:width="10.505cm" svg:height="1.336cm" svg:x="1.29cm" svg:y="10.589cm">
          <text:p text:style-name="P1"><text:span text:style-name="T1">SingleSourceZeroSigH0SingleDatasetTCLLHRatio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5.145cm" svg:y1="9.425cm" svg:x2="6.542cm" svg:y2="10.589cm" draw:start-shape="id3" draw:end-shape="id5" svg:d="M5145 9425v582h1397v582" svg:viewBox="0 0 1398 1165">
          <text:p/>
        </draw:connector>
        <draw:custom-shape draw:style-name="gr2" draw:text-style-name="P3" xml:id="id6" draw:id="id6" draw:layer="layout" svg:width="5.818cm" svg:height="1.307cm" svg:x="7.478cm" svg:y="5.789cm">
          <text:p text:style-name="P1"><text:span text:style-name="T1">MultiDatasetTCLLHRatio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line-skew="-0.255cm" svg:x1="4.187cm" svg:y1="4.596cm" svg:x2="10.387cm" svg:y2="5.789cm" draw:start-shape="id1" draw:start-glue-point="2" draw:end-shape="id6" draw:end-glue-point="0" svg:d="M4187 4596v341h6200v852" svg:viewBox="0 0 6201 1194">
          <text:p/>
        </draw:connector>
        <draw:custom-shape draw:style-name="gr6" draw:text-style-name="P3" xml:id="id7" draw:id="id7" draw:layer="layout" svg:width="7.515cm" svg:height="1.307cm" svg:x="13.678cm" svg:y="5.789cm">
          <text:p text:style-name="P1"><text:span text:style-name="T1">NsProfileMultiDatasetTCLLHRatio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line-skew="-0.255cm" svg:x1="4.187cm" svg:y1="4.596cm" svg:x2="17.435cm" svg:y2="5.789cm" draw:start-shape="id1" draw:start-glue-point="2" draw:end-shape="id7" draw:end-glue-point="0" svg:d="M4187 4596v341h13248v852" svg:viewBox="0 0 13249 119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8T14:39:30.934656314</meta:creation-date>
    <meta:generator>LibreOffice/6.0.7.3$Linux_X86_64 LibreOffice_project/00m0$Build-3</meta:generator>
    <dc:date>2019-04-23T22:10:06.877791915</dc:date>
    <meta:editing-duration>PT5H43M40S</meta:editing-duration>
    <meta:editing-cycles>5</meta:editing-cycles>
    <meta:document-statistic meta:object-count="13"/>
  </office:meta>
</office:document-meta>
</file>